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security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is a security hole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Lots of different typ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ffer overru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gic bug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xposed data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ross-site vulnerabilit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tc etc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at do they have in common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de that doesn't something that wasn't intended, isn't wanted and endangers the user in some w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OSS security report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ecurity alia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FOSS projects advertise a security email alia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d to report security issues on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ports are generally not made public until a solution is availa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2T17:54:53</dc:date>
    <meta:editing-cycles>241</meta:editing-cycles>
    <meta:editing-duration>P6DT18H1M9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